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3891a7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e7dec9" draw:shadow-opacity="100%" draw:visible-area-left="0cm" draw:visible-area-top="0cm" draw:visible-area-width="20.651cm" draw:visible-area-height="18.996cm" draw:ole-draw-aspect="1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margin-top="0.335cm" fo:margin-bottom="0cm" fo:line-height="90%" style:punctuation-wrap="hanging" style:line-break="stric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9.3999996185303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color="#000000" style:font-name="DejaVu Sans" fo:font-size="40pt" fo:language="en" fo:country="GB" style:font-size-asian="40pt" style:font-size-complex="40pt"/>
    </style:style>
    <style:style style:name="T2" style:family="text">
      <style:text-properties style:font-name="DejaVu San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ff0000" style:font-name="DejaVu Sans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ff3333" style:font-name="DejaVu Sans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ffffff" style:font-name="DejaVu Sans" fo:font-size="40pt"/>
    </style:style>
    <style:style style:name="T6" style:family="text">
      <style:text-properties style:font-name="DejaVu Sans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DejaVu Sans" fo:font-size="26pt" style:font-size-asian="26pt" style:font-size-complex="26pt"/>
    </style:style>
    <style:style style:name="T8" style:family="text">
      <style:text-properties style:font-name="DejaVu Sans" fo:font-size="22pt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ffff" style:font-name="DejaVu Sans"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font-name="DejaVu Sans" fo:font-size="20pt" style:font-size-asian="20pt" style:font-size-complex="20pt"/>
    </style:style>
    <style:style style:name="T14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DejaVu Sans" fo:font-size="24pt" style:font-size-asian="24pt" style:font-size-complex="24pt"/>
    </style:style>
    <style:style style:name="T16" style:family="text">
      <style:text-properties style:font-name="DejaVu Sans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8pt" fo:language="ru" fo:country="RU" style:font-size-asian="28pt" style:font-size-complex="28pt"/>
    </style:style>
    <style:style style:name="T18" style:family="text">
      <style:text-properties fo:font-size="28pt" fo:language="en" fo:country="US" style:font-size-asian="28pt" style:font-size-complex="28pt"/>
    </style:style>
    <style:style style:name="T19" style:family="text">
      <style:text-properties fo:color="#ffffff" style:font-name="DejaVu Sans" fo:font-size="30pt" style:font-size-asian="30pt" style:font-size-complex="3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24pt" fo:language="ru" fo:country="RU" style:font-size-asian="24pt" style:font-size-complex="24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style:font-name="Corbel" fo:font-size="24pt" fo:language="ru" fo:country="RU" style:font-size-asian="24pt" style:font-size-complex="24pt"/>
    </style:style>
    <style:style style:name="T25" style:family="text">
      <style:text-properties fo:font-size="48pt" style:font-size-asian="48pt" style:font-size-complex="48pt"/>
    </style:style>
    <style:style style:name="T26" style:family="text">
      <style:text-properties fo:color="#004586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 text:style-name="P1">Vanadzor <text:s/>ITC <text:s/>6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2"><text:span text:style-name="T1">Apache-Tomcat-ի ներածություն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Թեմաներ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Ներածություն </text:span></text:p>
              </text:list-item>
              <text:list-item>
                <text:p><text:span text:style-name="T2">Վեբ֊սերվերների կազմակերպման հիմնական հարցերը </text:span></text:p>
              </text:list-item>
              <text:list-item>
                <text:p><text:span text:style-name="T2">Գաղափար վեբ֊սերվերի և նրա ֆունկցիաների մասին</text:span></text:p>
              </text:list-item>
              <text:list-item>
                <text:p><text:span text:style-name="T2">HTTP </text:span><text:span text:style-name="T3">պրոտոկոլ</text:span></text:p>
              </text:list-item>
              <text:list-item>
                <text:p><text:span text:style-name="T2">Սեսիաներ և կուկիներ(cookies)</text:span></text:p>
              </text:list-item>
              <text:list-item>
                <text:p><text:span text:style-name="T2">HTTP</text:span></text:p>
              </text:list-item>
              <text:list-item>
                <text:p><text:span text:style-name="T2">Սերվերի կատալոգների կառուցվածքը</text:span></text:p>
              </text:list-item>
              <text:list-item>
                <text:p><text:span text:style-name="T2"><text:s/></text:span><text:span text:style-name="T2">J2EE կառուցվածքը </text:span><text:span text:style-name="T4">веб - приложения</text:span></text:p>
              </text:list-item>
              <text:list-item>
                <text:p><text:span text:style-name="T2">Սերվլետներ․ ներածություն․ հիմնական կլասներ</text:span></text:p>
              </text:list-item>
              <text:list-item>
                <text:p><text:span text:style-name="T2">Comet Servlet 6.JSP – Java Server Pages կիրառումը </text:span></text:p>
              </text:list-item>
              <text:list-item>
                <text:p><text:span text:style-name="T2"><text:s/></text:span><text:span text:style-name="T2">Կարգավորումներ Tomcat֊ի համար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 text:style-name="P3"><text:span text:style-name="T5">Վեբ (ներածություն)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1"><text:span text:style-name="T6">Գաղափար վեբի և նրա ֆունկցիաների մասին</text:span></text:p>
                <text:p><text:span text:style-name="T7"/></text:p>
                <text:p><text:span text:style-name="T7">Վեբ սերվերը ծրագրային ապահովում է, որը ապահովում է ցանցով բովանդակության վերջնական հասցնումը (доставка) օգտագործողին</text:span></text:p>
                <text:p><text:span text:style-name="T7"/></text:p>
                <text:p><text:span text:style-name="T7">Վեբ սերվերը իրագործում է HTTP պրոտոկոլի սերվերային մասը</text:span><text:span text:style-name="T8"> </text:span></text:p>
                <text:list>
                  <text:list-header>
                    <text:p><text:span text:style-name="T8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 text:style-name="P3"><text:span text:style-name="T5">Վեբ (ներածություն)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Վեբ սերվերների ֆունկցիներն ու առանձնհատկությունները</text:p>
                <text:p/>
                <text:list>
                  <text:list-item>
                    <text:p>Բովանդակության (контента) հաղորդում օգտագործողին</text:p>
                  </text:list-item>
                  <text:list-item>
                    <text:p>Բովանդակության (контента) ստացում օգտագործողից</text:p>
                  </text:list-item>
                  <text:list-item>
                    <text:p>Դինամիկ գեներացվող էջերի աջակցություն</text:p>
                  </text:list-item>
                  <text:list-item>
                    <text:p><text:span text:style-name="T9">Օգտագործողների նույնականություն և լիազորություն (авторизация)</text:span></text:p>
                  </text:list-item>
                  <text:list-item>
                    <text:p><text:span text:style-name="T9">HTTPS֊ի աջակցություն հաճախորդների հետ պաշտպանված կապերի համար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.635cm" svg:x="1.4cm" svg:y="1.283cm" presentation:class="title" presentation:user-transformed="true">
          <draw:text-box>
            <text:list text:style-name="L1">
              <text:list-header>
                <text:p><text:span text:style-name="T10">Վեբ սերվերի իրագործում (Реализация)</text:span></text:p>
              </text:list-header>
            </text:list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1">Պատմականորեն առաջին վեբ սերվերներ են համարվում</text:span></text:p>
                <text:list>
                  <text:list-header>
                    <text:p><text:span text:style-name="T11"><text:s/></text:span></text:p>
                  </text:list-header>
                  <text:list-item>
                    <text:p>CERN httpd (1991թ․) </text:p>
                  </text:list-item>
                  <text:list-item>
                    <text:p>java</text:p>
                    <text:list>
                      <text:list-item>
                        <text:p>Apache Tomcat </text:p>
                      </text:list-item>
                      <text:list-item>
                        <text:p>Jetty </text:p>
                      </text:list-item>
                    </text:list>
                  </text:list-item>
                  <text:list-item>
                    <text:p>այլ</text:p>
                    <text:list>
                      <text:list-item>
                        <text:p>Apache</text:p>
                      </text:list-item>
                      <text:list-item>
                        <text:p>IIS </text:p>
                      </text:list-item>
                      <text:list-item>
                        <text:p>Nginx </text:p>
                      </text:list-item>
                      <text:list-item>
                        <text:p>Lighttp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HTTP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12">HTTP HyperText Transfer Protocol-ը դիմումի (application) մակարդակի տվյալների փոխանցման տեքստային պրոտոկոլ է</text:span></text:p>
                <text:p><text:span text:style-name="T12"/></text:p>
                <text:list>
                  <text:list-item>
                    <text:p><text:span text:style-name="T12">ընդունվել է 1991թ․</text:span></text:p>
                  </text:list-item>
                  <text:list-item>
                    <text:p><text:span text:style-name="T12">ընթացիկ տարբերակն <text:s/>է <text:s/>- 1.1</text:span></text:p>
                  </text:list-item>
                  <text:list-item>
                    <text:p><text:span text:style-name="T12">հիմքում ընկած է «client-server» տեխնոլոգիան </text:span></text:p>
                  </text:list-item>
                  <text:list-item>
                    <text:p><text:span text:style-name="T12">այստեղ ավելացվել է նաև սերվերի հետ «մշտական միացման» ռեժիմ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HTTP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3">HTTP փաթեթն բաղկացած է <text:s/>հետևյալ մասերից</text:span></text:p>
                <text:list>
                  <text:list-item>
                    <text:p><text:span text:style-name="T14">Սկզբնական տող (Стартовая строка)</text:span><text:span text:style-name="T13"> կամ Reques</text:span><text:span text:style-name="T15">t-Line (строка запроса)</text:span></text:p>
                    <text:list>
                      <text:list-item>
                        <text:p><text:span text:style-name="T15">Մեթոդներ, օր․՝ GET, POST, PUT, DELETE</text:span></text:p>
                      </text:list-item>
                      <text:list-item>
                        <text:p><text:span text:style-name="T15">Հարցման հասցե (Request-URI) (օր․ /index.html)</text:span></text:p>
                      </text:list-item>
                      <text:list-item>
                        <text:p><text:span text:style-name="T15">HTTP-Version (օր․ HTTP/1.0) </text:span></text:p>
                        <text:list>
                          <text:list-item>
                            <text:p><text:span text:style-name="T15">օրինակ</text:span></text:p>
                          </text:list-item>
                          <text:list-item>
                            <text:p><text:span text:style-name="T15">GET/page.php. HTTP/1.1 – հարցում</text:span></text:p>
                          </text:list-item>
                          <text:list-item>
                            <text:p><text:span text:style-name="T15">HTTP/1.1 404 Not Found - պատասխան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6">Գլխագրեր (headers) </text:span></text:p>
                    <text:list>
                      <text:list-item>
                        <text:p><text:span text:style-name="T15">General Headers, Request Headers, Response Headers, Entity Headers</text:span></text:p>
                      </text:list-item>
                    </text:list>
                  </text:list-item>
                  <text:list-item>
                    <text:p><text:span text:style-name="T16">Հաղորդագրության հիմնական բովանդակությունը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 text:style-name="P3"><text:span text:style-name="T5">Օրինակ․ GET/POST</text:span></text:p>
          </draw:text-box>
        </draw:frame>
        <draw:frame draw:name="Object 4" draw:style-name="gr2" draw:text-style-name="P4" draw:layer="layout" svg:width="21.082cm" svg:height="13.97cm" svg:x="3.81cm" svg:y="5.334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 text:style-name="P3"><text:span text:style-name="T5">Sessions and Cookies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Երբեմն անհրաժեշտ է լինում կայքում հետևել հաճախորդի շարժին, ինչը HTTP֊ն չի անում</text:p>
              </text:list-item>
              <text:list-item>
                <text:p>Այդ խնդիրը լուծում են սեսիաներն ու կուկիները</text:p>
              </text:list-item>
              <text:list-item>
                <text:p><text:s/>Գլխավոր տարբերությունը</text:p>
                <text:list>
                  <text:list-item>
                    <text:p>Կուկիները պահվում եմ հաճախորդի համակարգչում</text:p>
                  </text:list-item>
                  <text:list-item>
                    <text:p>Սեսիաները պահվում են սերվերի վրա (համակարգչում մնում են մինչև էջի փակելը կամ 15 րոպե (default))</text:p>
                  </text:list-item>
                  <text:list-item>
                    <text:p>Կուկիների համար գլխավոր թույլ կողմը անվտանգ չլինելն է (ցանկացած մարդ կարող է քո համակարգիչ վերցնել կուկիներն ու իմանալ օր․ քո գաղտնագրերը)</text:p>
                  </text:list-item>
                  <text:list-item>
                    <text:p>Սեսիաներն ավելի անվտանգ են, սակայն փոքր ինչ անհարմար, քանի որ <text:s/>կարճ ժամանակ անց կորցնում են քո տված գաղտնագրեր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 text:style-name="P3"><text:span text:style-name="T5">Apache Tomcat 6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pache Tomcat 6 <text:s/>հանդիսանում է <text:s/>ամենատարածված <text:s text:c="6"/>վեբ֊սերվերներից մեկը, որը <text:span text:style-name="T17">реализующих спецификацию </text:span><text:span text:style-name="T18">JEE 5</text:span><text:span text:style-name="T17"> (</text:span><text:span text:style-name="T18">Java Enterprise Edition)</text:span></text:p>
              </text:list-item>
              <text:list-item>
                <text:p><text:span text:style-name="T18">Այն անվճար տարածվում է առևտրական և ոչ առևտրական օգտագործման համար, </text:span><text:s/><text:span text:style-name="T18">Apache Software License լիցենզիայով, բաց կոդով (open source)</text:span></text:p>
              </text:list-item>
              <text:list-item>
                <text:p><text:span text:style-name="T18">Այն, ինչպես նաև կոդերը և <text:s/>փաստաթղթերը կարելի է գտնել http://tomcat.apache.org-ում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text-style-name="P6" draw:layer="layout" svg:width="20cm" svg:height="2cm" svg:x="1.4cm" svg:y="1.6cm" presentation:class="title" presentation:user-transformed="true">
          <draw:text-box>
            <text:p text:style-name="P5"><text:span text:style-name="T19">Apache Tomcat֊ի կոմպոնենտները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1. Web Connector <text:span text:style-name="T20">Coyote</text:span> – գործարկում է (<text:span text:style-name="T21">реализует</text:span>) HTTP/1.1 պրոտոկոլը, որի օգնությամբ օգտատերը բրաուզերի միջոցով կարող է հարցումներ ուղարկել սերվերին և ստանալ պատասխան </text:p>
              </text:list-item>
              <text:list-item>
                <text:p>2. Web Connector <text:span text:style-name="T20">Catalina </text:span><text:span text:style-name="T22">֊ գործարկում է JEE 5-ի (Java Platform, Enterprise Edition) Servlet API 2.5֊ի առանձնահատկությունները: Servlet API֊ն հանդիսանում է Java-ի՝ վեբի հետ կապված բոլոր տեխնոլոգիաների հիմքը և հնարավորություն է տալիս դինամիկ ձևով գեներացնել ցանկացած Վեբ֊կոնտենտ՝ օգտագործելով java֊ի համար հասանելի ցանկացած գրադարան</text:span></text:p>
              </text:list-item>
              <text:list-item>
                <text:p><text:span text:style-name="T22">3. Jasper Compiler – JSP էջերի կոմպիլյատոր․ JSP էջերը հանդիսանում են ամենատարածված միջոցը՝ ստեղծելու դինամիկ գեներացվող HTML. XML և այլ փաստաթղթեր, որոնք ունեն տեսքային ներկայացում։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text-style-name="P6" draw:layer="layout" svg:width="20cm" svg:height="2.473cm" svg:x="1.4cm" svg:y="1.364cm" presentation:class="title" presentation:user-transformed="true">
          <draw:text-box>
            <text:p><text:span text:style-name="T19">Սերվերի կատալոգների կառուցվածքը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3">/bin/ ֊ սկսելու, կանգնեցնելու սկրիպտները</text:span></text:p>
                <text:list>
                  <text:list-item>
                    <text:p><text:span text:style-name="T9">/startup.bat(startup.sh) – սկիզբ</text:span></text:p>
                  </text:list-item>
                  <text:list-item>
                    <text:p><text:span text:style-name="T9">/shutdown.bat(shutdown.sh) – կանգ առ</text:span></text:p>
                  </text:list-item>
                  <text:list-item>
                    <text:p><text:span text:style-name="T9">/catalina.bat(catalina.sh) ֊ սկսելու և կարգավորումների սկրիպտը</text:span></text:p>
                  </text:list-item>
                </text:list>
              </text:list-item>
              <text:list-item>
                <text:p><text:span text:style-name="T9">/conf/ - կոնֆիգուրացիոն ֆայլեր</text:span></text:p>
                <text:list>
                  <text:list-item>
                    <text:p><text:span text:style-name="T9">/server.xml ֊ գլխավոր կոնֆիգ․ ֆայլը</text:span></text:p>
                  </text:list-item>
                </text:list>
              </text:list-item>
              <text:list-item>
                <text:p><text:span text:style-name="T9">/lib – սերվերի գրադարաններ</text:span></text:p>
              </text:list-item>
              <text:list-item>
                <text:p><text:span text:style-name="T9">/log ֊ սերվերի <text:s/>լոգերը (պրոտոկոլները)</text:span></text:p>
              </text:list-item>
              <text:list-item>
                <text:p><text:span text:style-name="T9">/temp ֊ սերվերի ժամանակավոր ֆայլերն ու թղթապանակները</text:span></text:p>
              </text:list-item>
              <text:list-item>
                <text:p><text:span text:style-name="T9">/webapps ֊ ծրագրերի թղթապանակ (ծրագրեր, որոնք օգտագործվում են սերվերի աշխատանքը սկսելուն պես)</text:span></text:p>
                <text:list>
                  <text:list-item>
                    <text:p><text:span text:style-name="T9">/ROOT – արմատային կոնտեքստի ֆայլերը</text:span></text:p>
                  </text:list-item>
                </text:list>
              </text:list-item>
              <text:list-item>
                <text:p><text:span text:style-name="T9">/work ֊ սերվերի աշխատանքային թղթապանակը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Սերվլետներ (ներածություն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Սերվլետը Java կլաս է՝ ժառանգված javax.servlet.http.HttpServlet:-ից</text:p>
                <text:p/>
              </text:list-item>
              <text:list-item>
                <text:p><text:span text:style-name="T24">doGet(), <text:s/>GET֊ի http մեթոդի обработка</text:span></text:p>
              </text:list-item>
              <text:list-item>
                <text:p><text:span text:style-name="T24">doPost(), POST֊ի http մեթոդի обработка</text:span></text:p>
              </text:list-item>
              <text:list-item>
                <text:p><text:span text:style-name="T24">doPut(), <text:s/>PUT֊ի http մեթոդի обработка</text:span></text:p>
              </text:list-item>
              <text:list-item>
                <text:p><text:span text:style-name="T24">doDelete(), <text:s/>DELETE-ի http մեթոդի обработка</text:span></text:p>
              </text:list-item>
              <text:list-item>
                <text:p><text:span text:style-name="T24">Init() և destroy(), սերվլետի <text:s/>կյանքի ցիկլի կառավարում</text:span></text:p>
              </text:list-item>
              <text:list-item>
                <text:p><text:span text:style-name="T24">GetServletInfo(), վերադարձնում է սերվլետի նկարագրությունը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hanks</text:p>
          </draw:text-box>
        </draw:frame>
        <draw:frame presentation:style-name="pr5" draw:text-style-name="P8" draw:layer="layout" svg:width="25.2cm" svg:height="12.179cm" svg:x="1.4cm" svg:y="5cm" presentation:class="outline">
          <draw:text-box>
            <text:list text:style-name="L2">
              <text:list-header>
                <text:p text:style-name="P8"><text:span text:style-name="T25"/></text:p>
                <text:p text:style-name="P8"><text:span text:style-name="T25"/></text:p>
                <text:p text:style-name="P9"><text:span text:style-name="T26">Շնորհակալություն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3T22:16:43.928781724</meta:creation-date>
    <dc:date>2015-02-13T22:44:20.968694749</dc:date>
    <meta:editing-duration>PT26M53S</meta:editing-duration>
    <meta:editing-cycles>11</meta:editing-cycles>
    <meta:generator>LibreOffice/4.2.7.2$Linux_X86_64 LibreOffice_project/420m0$Build-2</meta:generator>
    <meta:document-statistic meta:object-count="89"/>
  </office:meta>
</office:document-meta>
</file>